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4pt" style:font-size-asian="14pt" style:font-size-complex="14pt"/>
    </style:style>
    <style:style style:name="T3" style:family="text">
      <style:text-properties style:font-name="Liberation Mono" fo:font-size="14pt" style:font-size-asian="14pt" style:font-size-complex="14pt" loext:padding="0cm" loext:border="none"/>
    </style:style>
    <style:style style:name="T4" style:family="text">
      <style:text-properties style:font-name="Liberation Mono" fo:font-size="14pt" style:font-size-asian="14pt" style:font-size-complex="14pt" loext:padding-left="0cm" loext:padding-right="0cm" loext:padding-top="0cm" loext:padding-bottom="0.049cm" loext:border-left="none" loext:border-right="none" loext:border-top="none" loext:border-bottom="0.51pt solid #000000"/>
    </style:style>
    <style:style style:name="T5" style:family="text">
      <style:text-properties style:font-name="Liberation Mono"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6" style:family="text">
      <style:text-properties style:font-name="Liberation Mono"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loext:padding="0cm" loext:border="none"/>
    </style:style>
    <style:style style:name="T9" style:family="text">
      <style:text-properties fo:font-size="14pt" style:font-size-asian="14pt" style:font-size-complex="14pt" loext:padding-left="0cm" loext:padding-right="0cm" loext:padding-top="0cm" loext:padding-bottom="0.049cm" loext:border-left="none" loext:border-right="none" loext:border-top="none" loext:border-bottom="0.51pt solid #000000"/>
    </style:style>
    <style:style style:name="T10" style:family="text">
      <style:text-properties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1" style:family="text">
      <style:text-properties loext:padding="0cm" loext:border="none"/>
    </style:style>
    <style:style style:name="T12" style:family="text">
      <style:text-properties loext:padding-left="0cm" loext:padding-right="0cm" loext:padding-top="0cm" loext:padding-bottom="0.049cm" loext:border-left="none" loext:border-right="none" loext:border-top="none" loext:border-bottom="0.51pt solid #000000"/>
    </style:style>
    <style:style style:name="T13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🛠 Configuração de Ambiente | VS Code - Extensões Úteis</text:h>
      <text:p text:style-name="P5"><text:line-break/><text:bookmark text:name="introdução"/><text:span text:style-name="T6">Introdução</text:span></text:p>
      <text:p text:style-name="P2"><text:span text:style-name="T2">Ter extensões que nos ajudam no desenvolvimento é uma ótima forma de escrever um código melhor e também ter uma produtividade maior na nossa IDE (do inglês </text:span><text:span text:style-name="Emphasis"><text:span text:style-name="T3">Integrated Development Environment</text:span></text:span><text:span text:style-name="T2"> ou Ambiente de Desenvolvimento Integrado).</text:span></text:p>
      <text:list text:style-name="L1">
        <text:list-item>
          <text:p text:style-name="P3"><text:a xlink:type="simple" xlink:href="https://marketplace.visualstudio.com/items?itemName=naumovs.color-highlight" office:target-frame-name="_blank" xlink:show="new" text:style-name="Internet_20_link" text:visited-style-name="Visited_20_Internet_20_Link"><text:span text:style-name="T4">Color Highlight</text:span></text:a><text:span text:style-name="T3">  - Mostra a cor na nossa IDE, exemplo #fff, fica com o fundo branco;</text:span></text:p>
        </text:list-item>
        <text:list-item>
          <text:p text:style-name="P3"><text:a xlink:type="simple" xlink:href="https://marketplace.visualstudio.com/items?itemName=PKief.material-icon-theme" office:target-frame-name="_blank" xlink:show="new" text:style-name="Internet_20_link" text:visited-style-name="Visited_20_Internet_20_Link"><text:span text:style-name="T4">Material Icon Theme</text:span></text:a><text:span text:style-name="T3"> - Tema de ícones bem amigável e bom para identificar cada coisa;</text:span></text:p>
        </text:list-item>
        <text:list-item>
          <text:p text:style-name="P3"><text:a xlink:type="simple" xlink:href="https://marketplace.visualstudio.com/items?itemName=meganrogge.template-string-converter" office:target-frame-name="_blank" xlink:show="new" text:style-name="Internet_20_link" text:visited-style-name="Visited_20_Internet_20_Link"><text:span text:style-name="T4">Template String Converter</text:span></text:a><text:span text:style-name="T3"> - Converte uma string em template automaticamente ao inserir </text:span><text:span text:style-name="Source_20_Text"><text:span text:style-name="T5">${}</text:span></text:span><text:span text:style-name="T3">;</text:span></text:p>
        </text:list-item>
        <text:list-item>
          <text:p text:style-name="P4"><text:a xlink:type="simple" xlink:href="https://marketplace.visualstudio.com/items?itemName=formulahendry.auto-rename-tag" office:target-frame-name="_blank" xlink:show="new" text:style-name="Internet_20_link" text:visited-style-name="Visited_20_Internet_20_Link"><text:span text:style-name="T4">Auto Rename Tag</text:span></text:a><text:span text:style-name="T3"> - Renomeia a tag de abertura e fechamento de forma sincronizad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7:19:10.760966797</meta:creation-date>
    <dc:date>2024-03-05T07:22:52.911092465</dc:date>
    <meta:editing-duration>PT3M42S</meta:editing-duration>
    <meta:editing-cycles>1</meta:editing-cycles>
    <meta:document-statistic meta:table-count="0" meta:image-count="0" meta:object-count="0" meta:page-count="1" meta:paragraph-count="7" meta:word-count="108" meta:character-count="641" meta:non-whitespace-character-count="542"/>
    <meta:generator>LibreOffice/24.2.0.3$Linux_X86_64 LibreOffice_project/da48488a73ddd66ea24cf16bbc4f7b9c08e9bea1</meta:generator>
  </office:meta>
</office:document-meta>
</file>